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7b8" officeooo:paragraph-rsid="001687b8"/>
    </style:style>
    <style:style style:name="P2" style:family="paragraph" style:parent-style-name="Standard">
      <style:text-properties fo:font-weight="bold" officeooo:rsid="001687b8" officeooo:paragraph-rsid="001687b8" style:font-weight-asian="bold" style:font-weight-complex="bold"/>
    </style:style>
    <style:style style:name="P3" style:family="paragraph" style:parent-style-name="Standard">
      <style:text-properties fo:font-weight="bold" officeooo:rsid="001ea45f" officeooo:paragraph-rsid="001ea45f" style:font-weight-asian="bold" style:font-weight-complex="bold"/>
    </style:style>
    <style:style style:name="P4" style:family="paragraph" style:parent-style-name="Standard" style:list-style-name="L1">
      <style:text-properties officeooo:rsid="001687b8" officeooo:paragraph-rsid="001687b8"/>
    </style:style>
    <style:style style:name="P5" style:family="paragraph" style:parent-style-name="Standard" style:list-style-name="L2">
      <style:text-properties officeooo:rsid="001687b8" officeooo:paragraph-rsid="00174989"/>
    </style:style>
    <style:style style:name="P6" style:family="paragraph" style:parent-style-name="Standard" style:list-style-name="L2">
      <style:text-properties officeooo:rsid="001687b8" officeooo:paragraph-rsid="001687b8"/>
    </style:style>
    <style:style style:name="P7" style:family="paragraph" style:parent-style-name="Standard" style:list-style-name="L4">
      <style:text-properties officeooo:rsid="001687b8" officeooo:paragraph-rsid="001687b8"/>
    </style:style>
    <style:style style:name="P8" style:family="paragraph" style:parent-style-name="Standard" style:list-style-name="L4">
      <style:text-properties officeooo:rsid="001687b8" officeooo:paragraph-rsid="002432cd"/>
    </style:style>
    <style:style style:name="P9" style:family="paragraph" style:parent-style-name="Standard" style:list-style-name="L4">
      <style:text-properties officeooo:rsid="001687b8" officeooo:paragraph-rsid="0024e7be"/>
    </style:style>
    <style:style style:name="P10" style:family="paragraph" style:parent-style-name="Standard">
      <style:text-properties officeooo:rsid="001687b8" officeooo:paragraph-rsid="001687b8"/>
    </style:style>
    <style:style style:name="P11" style:family="paragraph" style:parent-style-name="Standard" style:list-style-name="L3">
      <style:text-properties officeooo:paragraph-rsid="001ea45f"/>
    </style:style>
    <style:style style:name="P12" style:family="paragraph" style:parent-style-name="Standard" style:list-style-name="L5">
      <style:text-properties fo:font-weight="bold" officeooo:rsid="001ea45f" officeooo:paragraph-rsid="001ea45f" style:font-weight-asian="bold" style:font-weight-complex="bold"/>
    </style:style>
    <style:style style:name="P13" style:family="paragraph" style:parent-style-name="Standard">
      <style:text-properties fo:font-weight="bold" officeooo:rsid="001ea45f" officeooo:paragraph-rsid="001ea45f" style:font-weight-asian="bold" style:font-weight-complex="bold"/>
    </style:style>
    <style:style style:name="P14" style:family="paragraph" style:parent-style-name="Standard" style:list-style-name="L3">
      <style:text-properties fo:font-weight="bold" officeooo:rsid="001687b8" officeooo:paragraph-rsid="001ea45f" style:font-weight-asian="bold" style:font-weight-complex="bold"/>
    </style:style>
    <style:style style:name="P15" style:family="paragraph" style:parent-style-name="Standard" style:list-style-name="L4">
      <style:text-properties fo:font-weight="bold" officeooo:rsid="00228ebc" officeooo:paragraph-rsid="00228ebc" style:font-weight-asian="bold" style:font-weight-complex="bold"/>
    </style:style>
    <style:style style:name="P16" style:family="paragraph" style:parent-style-name="Standard" style:list-style-name="L4">
      <style:text-properties officeooo:paragraph-rsid="0024e7be"/>
    </style:style>
    <style:style style:name="P17" style:family="paragraph" style:parent-style-name="Standard">
      <style:paragraph-properties fo:break-before="page"/>
      <style:text-properties officeooo:rsid="001687b8" officeooo:paragraph-rsid="001687b8"/>
    </style:style>
    <style:style style:name="T1" style:family="text">
      <style:text-properties officeooo:rsid="00174989"/>
    </style:style>
    <style:style style:name="T2" style:family="text">
      <style:text-properties officeooo:rsid="001b0bff"/>
    </style:style>
    <style:style style:name="T3" style:family="text">
      <style:text-properties officeooo:rsid="001c07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4989" style:font-weight-asian="bold" style:font-weight-complex="bold"/>
    </style:style>
    <style:style style:name="T6" style:family="text">
      <style:text-properties fo:font-weight="bold" officeooo:rsid="00191e4c" style:font-weight-asian="bold" style:font-weight-complex="bold"/>
    </style:style>
    <style:style style:name="T7" style:family="text">
      <style:text-properties fo:font-weight="bold" officeooo:rsid="001b0bff" style:font-weight-asian="bold" style:font-weight-complex="bold"/>
    </style:style>
    <style:style style:name="T8" style:family="text">
      <style:text-properties fo:font-weight="bold" officeooo:rsid="001687b8" style:font-weight-asian="bold" style:font-weight-complex="bold"/>
    </style:style>
    <style:style style:name="T9" style:family="text">
      <style:text-properties fo:font-weight="bold" officeooo:rsid="002432cd" style:font-weight-asian="bold" style:font-weight-complex="bold"/>
    </style:style>
    <style:style style:name="T10" style:family="text">
      <style:text-properties fo:font-weight="bold" officeooo:rsid="001c07c2" style:font-weight-asian="bold" style:font-weight-complex="bold"/>
    </style:style>
    <style:style style:name="T11" style:family="text">
      <style:text-properties officeooo:rsid="001687b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1696" style:font-weight-asian="normal" style:font-weight-complex="normal"/>
    </style:style>
    <style:style style:name="T14" style:family="text">
      <style:text-properties fo:font-weight="normal" officeooo:rsid="00228ebc" style:font-weight-asian="normal" style:font-weight-complex="normal"/>
    </style:style>
    <style:style style:name="T15" style:family="text">
      <style:text-properties fo:font-weight="normal" officeooo:rsid="001c07c2" style:font-weight-asian="normal" style:font-weight-complex="normal"/>
    </style:style>
    <style:style style:name="T16" style:family="text">
      <style:text-properties fo:font-weight="normal" officeooo:rsid="00229972" style:font-weight-asian="normal" style:font-weight-complex="normal"/>
    </style:style>
    <style:style style:name="T17" style:family="text">
      <style:text-properties fo:font-weight="normal" officeooo:rsid="0024e7be" style:font-weight-asian="normal" style:font-weight-complex="normal"/>
    </style:style>
    <style:style style:name="T18" style:family="text">
      <style:text-properties officeooo:rsid="00228ebc"/>
    </style:style>
    <style:style style:name="T19" style:family="text">
      <style:text-properties officeooo:rsid="002432cd"/>
    </style:style>
    <style:style style:name="T20" style:family="text">
      <style:text-properties officeooo:rsid="0024e7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adDataSet:</text:p>
      <text:list xml:id="list709371602" text:style-name="L1">
        <text:list-item>
          <text:p text:style-name="P4"><text:span text:style-name="T4">SetFolderLocation(datasets, selectedDataset='', train='train', test='test')</text:span>: <text:span text:style-name="T2">Pass the location of folder where we store all the dataset. Select a dataset form that location, check for the name of train and test folder and if it is different than train and test pass that name.<text:line-break/></text:span></text:p>
        </text:list-item>
        <text:list-item>
          <text:p text:style-name="P4"><text:span text:style-name="T4">extractDataextractData(destLoc):</text:span> <text:span text:style-name="T2">if dataset is passed as a zip file pass the location of that file without extenssion.<text:line-break/></text:span></text:p>
        </text:list-item>
        <text:list-item>
          <text:p text:style-name="P4"><text:span text:style-name="T4">setImageSize(ImageSizeLocal=224) : </text:span><text:span text:style-name="T2">set image size to passed parameter<text:line-break/></text:span></text:p>
        </text:list-item>
        <text:list-item>
          <text:p text:style-name="P4"><text:span text:style-name="T4">dataLoader</text:span><text:span text:style-name="T5">()</text:span><text:span text:style-name="T1">: </text:span><text:span text:style-name="T2">Should be called after calling previous function to create dataLoader</text:span></text:p>
        </text:list-item>
      </text:list>
      <text:p text:style-name="P1"><text:span text:style-name="T4">LoadModel</text:span></text:p>
      <text:list xml:id="list3004684341" text:style-name="L2">
        <text:list-item>
          <text:p text:style-name="P5"><text:span text:style-name="T4">load_model(model_name, number_of_class, pretrainval=False, <text:line-break/> <text:s text:c="21"/>freeze_feature=False, device_l=torch.device('cpu')):</text:span> <text:line-break/><text:span text:style-name="T2">model_name can be ‘vgg11’, ’vgg13’, ’vgg16’. <text:line-break/>Pretrainval indicates weather we want to load values of weight from pretrained model.<text:line-break/>freaze_feature makes require_grad value of convolution layer false and thus their value wont change during training.<text:line-break/>device_l can be cpu or cuda enabled gpu</text:span><text:line-break/></text:p>
        </text:list-item>
        <text:list-item>
          <text:p text:style-name="P6"><text:span text:style-name="T4">load_saved_model(load_path):</text:span> <text:span text:style-name="T2">Load trained saved model</text:span><text:line-break/></text:p>
        </text:list-item>
        <text:list-item>
          <text:p text:style-name="P6"><text:span text:style-name="T4">freeze(model,model_name) :</text:span> <text:span text:style-name="T2">Freeze all layer parameter except output layer</text:span><text:line-break/></text:p>
        </text:list-item>
        <text:list-item>
          <text:p text:style-name="P6"><text:span text:style-name="T4">freeze_feature(model,model_name):</text:span> <text:span text:style-name="T2">Freeze all convolution layer but unfreeze all densnet layer</text:span><text:line-break/></text:p>
        </text:list-item>
        <text:list-item>
          <text:p text:style-name="P6"><text:span text:style-name="T4">unfreeze(model,model_name):</text:span> <text:span text:style-name="T2">unfreeze all the layer para</text:span><text:line-break/></text:p>
        </text:list-item>
        <text:list-item>
          <text:p text:style-name="P6"><text:span text:style-name="T4">create_vgg_from_feature_list</text:span>(VggFeatureList, <text:line-break/><text:tab/><text:tab/><text:tab/><text:tab/>batch_norm: bool=False, <text:line-break/><text:tab/><text:tab/><text:tab/><text:tab/>progress: bool=False) </text:p>
        </text:list-item>
      </text:list>
      <text:p text:style-name="P1"><text:span text:style-name="T4">TrainModel:</text:span></text:p>
      <text:list xml:id="list2847528392" text:style-name="L3">
        <text:list-item>
          <text:p text:style-name="P11"><text:span text:style-name="T4">fit_one_cycle</text:span><text:span text:style-name="T6">(<text:line-break/> </text:span><text:span text:style-name="T7"># Dataset Selection</text:span><text:span text:style-name="T6"> <text:line-break/> </text:span><text:span text:style-name="T4">dataloaders, trainDir, testDir,<text:line-break/> </text:span><text:span text:style-name="T7"># Model Selection </text:span><text:span text:style-name="T4"><text:line-break/> ModelName, model, device_l=torch.device('cpu'), <text:line-break/> </text:span><text:span text:style-name="T7">#Model Hyper-Parameter</text:span><text:span text:style-name="T4"><text:line-break/> epochs=1, max_lr=.01, weight_decay=0, L1=0,grad_clip=None,<text:line-break/> opt_func=torch.optim.SGD,logFile=''<text:line-break/>)<text:line-break/></text:span><text:span text:style-name="T13">There are </text:span><text:span text:style-name="T14">3 set of parameter parameter 1: related to data loader, 2: Model to be selected and 3: Hyper parameter such as Optimizer, LR, Epochs, L1 &amp; L2 regularization and etc.</text:span></text:p>
        </text:list-item>
      </text:list>
      <text:p text:style-name="P3"/>
      <text:list xml:id="list100608360887892" text:continue-numbering="true" text:style-name="L3">
        <text:list-item>
          <text:p text:style-name="P14">evaluate(model, data_loader): <text:span text:style-name="T13">Evaluate the model on selected data loader </text:span><text:span text:style-name="T14">which can load the data from trsining data of testing data</text:span></text:p>
        </text:list-item>
      </text:list>
      <text:p text:style-name="P1"/>
      <text:p text:style-name="P1"><text:span text:style-name="T4"/></text:p>
      <text:p text:style-name="P17"><text:span text:style-name="T4">InitializePruning:</text:span></text:p>
      <text:list xml:id="list870490740" text:style-name="L4">
        <text:list-item>
          <text:p text:style-name="P9"><text:span text:style-name="T4">getBlockList(modelname):</text:span> <text:span text:style-name="T19">R</text:span><text:span text:style-name="T3">eturn a list that given number of conv layer in each block </text:span><text:span text:style-name="T20">for VGG11,VGG13, VGG16.<text:tab/></text:span></text:p>
        </text:list-item>
        <text:list-item>
          <text:p text:style-name="P8"><text:span text:style-name="T9">createBlockList(module)</text:span><text:span text:style-name="T19">: Find and return that gives number of convulution layer in each block</text:span><text:span text:style-name="T3"><text:line-break/></text:span></text:p>
        </text:list-item>
        <text:list-item>
          <text:p text:style-name="P16"><text:span text:style-name="T8">getFeatureList(modelname):</text:span><text:span text:style-name="T11"> </text:span><text:span text:style-name="T18">Returns number of feature maps in each convolution layer </text:span><text:span text:style-name="T20">for VGG11,VGG13, VGG16.</text:span></text:p>
        </text:list-item>
        <text:list-item>
          <text:p text:style-name="P16"><text:span text:style-name="T10">def createFeatureList(newModel):</text:span><text:span text:style-name="T3"> <text:s/></text:span><text:span text:style-name="T18">Returns number of feature maps in each convolution layer </text:span><text:span text:style-name="T20">for given model.</text:span><text:span text:style-name="T3"><text:line-break/></text:span></text:p>
        </text:list-item>
        <text:list-item>
          <text:p text:style-name="P7"><text:span text:style-name="T4">getPruneModule(newModel, prunelist):</text:span> <text:span text:style-name="T3">Extract all the conv</text:span><text:span text:style-name="T18">olution</text:span><text:span text:style-name="T3"> layer and store them in new list </text:span><text:span text:style-name="T18">called module.</text:span><text:span text:style-name="T3"><text:line-break/></text:span></text:p>
        </text:list-item>
        <text:list-item>
          <text:p text:style-name="P7"><text:span text:style-name="T4">getPruneCount(module,blocks,maxpr):</text:span> <text:span text:style-name="T3">Based on max pr compute number of ch</text:span><text:span text:style-name="T18">a</text:span><text:span text:style-name="T3">nnel can be prune from each list.<text:line-break/></text:span></text:p>
        </text:list-item>
        <text:list-item>
          <text:p text:style-name="P15">def getConvIndex(modelname): <text:s/><text:span text:style-name="T12"><text:s/></text:span><text:span text:style-name="T15">Index of each conv</text:span><text:span text:style-name="T12">olution</text:span><text:span text:style-name="T15"> layer in parmeter list </text:span><text:span text:style-name="T17">for VGG11, VGG13, VGG16.</text:span></text:p>
        </text:list-item>
        <text:list-item>
          <text:p text:style-name="P15"><text:span text:style-name="T20">def findConvIndex(newModel):</text:span><text:span text:style-name="T17"> Find the index of each convolution layer in parmeter list for given model.</text:span></text:p>
        </text:list-item>
      </text:list>
      <text:p text:style-name="P1"/>
      <text:p text:style-name="P1"/>
      <text:p text:style-name="P1"/>
      <text:p text:style-name="P3">FacilitatePruning</text:p>
      <text:list xml:id="list1520924971" text:style-name="L5">
        <text:list-item>
          <text:p text:style-name="P12">compute_distance_score(t, n=1, dim_to_keep=[0,1],threshold=1): <text:span text:style-name="T14">Here we compute the distance betweet each pair of kernel working on same input channel.</text:span></text:p>
          <text:p text:style-name="P12"/>
        </text:list-item>
        <text:list-item>
          <text:p text:style-name="P12">compute_kernal_score(t, n=1, dim_to_keep=[0,1],threshold=1): <text:span text:style-name="T14">Here we compute the score of individual kernel such as L1 norm value of a individual kernel.</text:span></text:p>
          <text:p text:style-name="P12"/>
        </text:list-item>
      </text:list>
      <text:p text:style-name="P3"/>
      <text:list xml:id="list100607639940880" text:continue-numbering="true" text:style-name="L5">
        <text:list-item>
          <text:p text:style-name="P12">sort_kernel_by_value(kernelList): <text:span text:style-name="T16">It takes the kernel list that contains kernel id and kernel score and sort the kernel by its score value.</text:span></text:p>
          <text:p text:style-name="P12"/>
        </text:list-item>
        <text:list-item>
          <text:p text:style-name="P12">sort_kernel_by_distance(kernalList): <text:span text:style-name="T16">It takes the pair of kernel and distance between each pair working on same input and sort the list based on distance value</text:span></text:p>
          <text:p text:style-name="P12"/>
        </text:list-item>
        <text:list-item>
          <text:p text:style-name="P12">get_k_element(channel_list,k): <text:span text:style-name="T16">It returns first k enteries of channel list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21:25.313013617</meta:creation-date>
    <dc:date>2022-04-11T10:06:06.903648182</dc:date>
    <meta:editing-duration>P4DT5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471" meta:character-count="3560" meta:non-whitespace-character-count="3081"/>
  </office:meta>
</office:document-meta>
</file>